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officeooo:rsid="0005d264" officeooo:paragraph-rsid="0005d264"/>
    </style:style>
    <style:style style:name="P2" style:family="paragraph" style:parent-style-name="Standard">
      <style:text-properties style:font-name="Calibri" officeooo:paragraph-rsid="0005d264"/>
    </style:style>
    <style:style style:name="P3" style:family="paragraph" style:parent-style-name="Standard">
      <style:text-properties style:font-name="Calibri" fo:font-weight="bold" officeooo:rsid="0005d264" officeooo:paragraph-rsid="0005d264" style:font-weight-asian="bold" style:font-weight-complex="bold"/>
    </style:style>
    <style:style style:name="P4" style:family="paragraph" style:parent-style-name="Standard">
      <style:text-properties style:font-name="Calibri" fo:font-weight="bold" officeooo:rsid="000704ad" officeooo:paragraph-rsid="000704ad" style:font-weight-asian="bold" style:font-weight-complex="bold"/>
    </style:style>
    <style:style style:name="P5" style:family="paragraph" style:parent-style-name="Standard">
      <style:text-properties style:font-name="Calibri" fo:font-weight="bold" officeooo:rsid="00083fc8" officeooo:paragraph-rsid="00083fc8" style:font-weight-asian="bold" style:font-weight-complex="bold"/>
    </style:style>
    <style:style style:name="P6" style:family="paragraph" style:parent-style-name="Standard">
      <style:text-properties style:font-name="Calibri" fo:font-weight="normal" officeooo:rsid="000704ad" officeooo:paragraph-rsid="000704ad" style:font-weight-asian="normal" style:font-weight-complex="normal"/>
    </style:style>
    <style:style style:name="P7" style:family="paragraph" style:parent-style-name="Standard">
      <style:text-properties style:font-name="Calibri" fo:font-weight="normal" officeooo:rsid="00083fc8" officeooo:paragraph-rsid="00083fc8" style:font-weight-asian="normal" style:font-weight-complex="normal"/>
    </style:style>
    <style:style style:name="P8" style:family="paragraph" style:parent-style-name="Standard">
      <style:text-properties style:font-name="Calibri" fo:font-weight="normal" officeooo:rsid="00083fc8" officeooo:paragraph-rsid="000b829e" style:font-weight-asian="normal" style:font-weight-complex="normal"/>
    </style:style>
    <style:style style:name="P9" style:family="paragraph" style:parent-style-name="Standard">
      <style:text-properties style:font-name="Calibri" fo:font-weight="normal" officeooo:rsid="000b829e" officeooo:paragraph-rsid="000b829e" style:font-weight-asian="normal" style:font-weight-complex="normal"/>
    </style:style>
    <style:style style:name="P10" style:family="paragraph" style:parent-style-name="Standard">
      <style:text-properties officeooo:paragraph-rsid="000b829e"/>
    </style:style>
    <style:style style:name="T1" style:family="text">
      <style:text-properties officeooo:rsid="0005d264"/>
    </style:style>
    <style:style style:name="T2" style:family="text">
      <style:text-properties style:font-name="Calibri" fo:font-weight="normal" officeooo:rsid="00083fc8" style:font-weight-asian="normal" style:font-weight-complex="normal"/>
    </style:style>
    <style:style style:name="T3" style:family="text">
      <style:text-properties style:font-name="Calibri" fo:font-weight="normal" officeooo:rsid="000b829e" style:font-weight-asian="normal" style:font-weight-complex="normal"/>
    </style:style>
    <style:style style:name="T4" style:family="text">
      <style:text-properties style:font-name="sans-serif" fo:font-size="13.5pt"/>
    </style:style>
    <style:style style:name="T5" style:family="text">
      <style:text-properties style:font-name="sans-serif" fo:font-size="13.5pt" officeooo:rsid="000b829e"/>
    </style:style>
    <style:style style:name="T6" style:family="text">
      <style:text-properties style:font-name="sans-serif" fo:font-size="13.5pt" fo:font-weight="normal" officeooo:rsid="00083fc8" style:font-weight-asian="normal" style:font-weight-complex="normal"/>
    </style:style>
    <style:style style:name="T7" style:family="text">
      <style:text-properties style:font-name="sans-serif" fo:font-size="13.5pt" fo:font-weight="normal" officeooo:rsid="000b829e" style:font-weight-asian="normal" style:font-weight-complex="normal"/>
    </style:style>
    <style:style style:name="T8" style:family="text">
      <style:text-properties style:font-name="sans-serif" fo:font-size="13.5pt" officeooo:rsid="00083fc8"/>
    </style:style>
    <style:style style:name="T9" style:family="text">
      <style:text-properties officeooo:rsid="000b82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Задача:</text:p>
      <text:p text:style-name="P6"><text:span text:style-name="T4">Да се напише програма на C, която получава като параметри от команден ред две команди (без параметри) и име на файл в текущата директория. Ако файлът не съществува, го създава. Програмата изпълнява командите последователно, по реда на подаването им. Ако първата команда завърши успешно, програмата добавя нейното име към съдържанието на файла, подаден като команден параметър. Ако командата завърши неуспешно, програмата уведомява потребителя чрез подходящо съобщение.</text:span></text:p>
      <text:p text:style-name="P3"/>
      <text:p text:style-name="P3">Използвани библиотеки:</text:p>
      <text:p text:style-name="P1"/>
      <text:p text:style-name="P2"><text:span text:style-name="T1">- stdio.h: Библиотека на C за извършване на входно-изходни операции</text:span></text:p>
      <text:p text:style-name="P2">Операциите за въвеждане и извеждане могат да се извършват и на езика C++, като се използва стандартната библиотека за въвеждане и извеждане на C (cstdio, известна като stdio.h на езика C). Тази библиотека използва т.нар. потоци за работа с физически устройства като клавиатури, принтери, терминали или с всеки друг тип файлове, поддържани от системата. Потоците са абстракция за взаимодействие с тях по единен начин; Всички потоци имат сходни свойства независимо от индивидуалните характеристики на физическите носители, с които са свързани.</text:p>
      <text:p text:style-name="P2">Потоците се обработват в библиотеката cstdio като указатели(pointers) към обекти FILE. Указателят към обект FILE идентифицира еднозначно даден поток и се използва като параметър в операциите, включващи този поток.</text:p>
      <text:p text:style-name="P2">Съществуват и три стандартни потока: stdin, stdout и stderr, които се създават и отварят автоматично за всички програми, използващи библиотеката.</text:p>
      <text:p text:style-name="P2"/>
      <text:p text:style-name="P2">-<text:span text:style-name="T1">string.h: <text:s/>Този хедър файл дефинира няколко функции за манипулиране на низове и масиви в езика C.</text:span></text:p>
      <text:p text:style-name="P2"/>
      <text:p text:style-name="P2">-<text:span text:style-name="T1">stdlib.h: <text:s/>Този хедър дефинира няколко функции с общо предназначение, включително динамично управление на паметта, генериране на случайни числа, комуникация с околната среда, целочислена аритметика, търсене, сортиране и конвертиране.</text:span></text:p>
      <text:p text:style-name="P1"/>
      <text:p text:style-name="P5">Тестове:</text:p>
      <text:p text:style-name="P8"><text:span text:style-name="T9">1. </text:span>“./a.out mdkir 3 3<text:span text:style-name="T4">” → създава се </text:span><text:span text:style-name="T5">празен </text:span><text:span text:style-name="T4">file с име “3”. </text:span><text:span text:style-name="T5">На стандартния изход се “отпечатва”:</text:span></text:p>
      <text:p text:style-name="P8"><text:span text:style-name="T5">sh: 1: mdkir: not found</text:span></text:p>
      <text:p text:style-name="P8"><text:span text:style-name="T5">Command "mdkir" failed!</text:span></text:p>
      <text:p text:style-name="P8"><text:span text:style-name="T5">sh: 1: 3: not found</text:span></text:p>
      <text:p text:style-name="P8"><text:span text:style-name="T5">Command "3" failed!</text:span></text:p>
      <text:p text:style-name="P8"><text:span text:style-name="T5"/></text:p>
      <text:p text:style-name="P8"/>
      <text:p text:style-name="P10"><text:soft-page-break/><text:span text:style-name="T3">2. </text:span><text:span text:style-name="T2">“./a.out </text:span><text:span text:style-name="T3">echo</text:span><text:span text:style-name="T2"> 3 3</text:span><text:span text:style-name="T6">” → </text:span><text:span text:style-name="T7">във file</text:span><text:span text:style-name="T6"> с име “3” </text:span><text:span text:style-name="T7">се записва “echo”</text:span><text:span text:style-name="T6">. </text:span><text:span text:style-name="T7">На стандартния изход се “отпечатва”:</text:span></text:p>
      <text:p text:style-name="P8"><text:span text:style-name="T5"/></text:p>
      <text:p text:style-name="P8"><text:span text:style-name="T5">sh: 1: 3: not found</text:span></text:p>
      <text:p text:style-name="P8"><text:span text:style-name="T5">Command "3" failed!</text:span></text:p>
      <text:p text:style-name="P8"><text:span text:style-name="T5"/></text:p>
      <text:p text:style-name="P9"><text:span text:style-name="T4">3.”./a.out mkdir grep 3” → file “3” вече съществува и не се променя</text:span><text:span text:style-name="T8">. </text:span><text:span text:style-name="T4">На стандартния изход се “отпечатва”:</text:span></text:p>
      <text:p text:style-name="P8"><text:span text:style-name="T5">mkdir: missing operand</text:span></text:p>
      <text:p text:style-name="P8"><text:span text:style-name="T5">Try 'mkdir --help' for more information.</text:span></text:p>
      <text:p text:style-name="P8"><text:span text:style-name="T5">Command "mkdir" failed!</text:span></text:p>
      <text:p text:style-name="P8"><text:span text:style-name="T5">Usage: grep [OPTION]... PATTERNS [FILE]...</text:span></text:p>
      <text:p text:style-name="P8"><text:span text:style-name="T5">Try 'grep --help' for more information.</text:span></text:p>
      <text:p text:style-name="P8"><text:span text:style-name="T5">Command "grep" failed!</text:span></text:p>
      <text:p text:style-name="P7"><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01:03:37.324038335</meta:creation-date>
    <meta:generator>LibreOffice/6.4.7.2$Linux_X86_64 LibreOffice_project/40$Build-2</meta:generator>
    <dc:date>2021-06-11T01:43:41.527952066</dc:date>
    <meta:editing-duration>PT19M45S</meta:editing-duration>
    <meta:editing-cycles>5</meta:editing-cycles>
    <meta:document-statistic meta:table-count="0" meta:image-count="0" meta:object-count="0" meta:page-count="2" meta:paragraph-count="25" meta:word-count="360" meta:character-count="2411" meta:non-whitespace-character-count="2076"/>
  </office:meta>
</office:document-meta>
</file>